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BCFF6C0861CDED2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681f" officeooo:paragraph-rsid="000b681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MO-GIT </text:p>
      <text:p text:style-name="P1">EXO 1.7<draw:frame draw:style-name="fr1" draw:name="Image1" text:anchor-type="char" svg:x="0.155cm" svg:y="0.676cm" svg:width="17cm" svg:height="9.562cm" draw:z-index="0"><draw:image xlink:href="Pictures/100000010000078000000438BCFF6C0861CDED2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2T13:27:09.194859404</meta:creation-date>
    <dc:date>2023-01-02T13:29:01.927115309</dc:date>
    <meta:editing-duration>PT1M53S</meta:editing-duration>
    <meta:editing-cycles>1</meta:editing-cycles>
    <meta:document-statistic meta:table-count="0" meta:image-count="1" meta:object-count="0" meta:page-count="1" meta:paragraph-count="2" meta:word-count="3" meta:character-count="16" meta:non-whitespace-character-count="14"/>
    <meta:generator>LibreOffice/7.3.7.2$Linux_X86_64 LibreOffice_project/30$Build-2</meta:generator>
  </office:meta>
</office:document-meta>
</file>